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fo:orphans="0" fo:widows="0" style:text-autospace="none"/>
      <style:text-properties fo:font-weight="normal" officeooo:paragraph-rsid="001433d6" style:font-weight-asian="normal" style:font-weight-complex="normal"/>
    </style:style>
    <style:style style:name="P2" style:family="paragraph" style:parent-style-name="Standard">
      <style:paragraph-properties fo:text-align="justify" style:justify-single-word="false" fo:orphans="0" fo:widows="0" style:text-autospace="none"/>
      <style:text-properties fo:font-weight="normal" officeooo:rsid="001bc1e4" officeooo:paragraph-rsid="001433d6" style:font-weight-asian="normal" style:font-weight-complex="normal"/>
    </style:style>
    <style:style style:name="P3" style:family="paragraph" style:parent-style-name="Standard">
      <style:paragraph-properties fo:text-align="justify" style:justify-single-word="false" fo:orphans="0" fo:widows="0" style:text-autospace="none"/>
      <style:text-properties fo:font-weight="normal" officeooo:rsid="001dc787" officeooo:paragraph-rsid="001433d6" style:font-weight-asian="normal" style:font-weight-complex="normal"/>
    </style:style>
    <style:style style:name="P4" style:family="paragraph" style:parent-style-name="Standard">
      <style:paragraph-properties fo:text-align="justify" style:justify-single-word="false" fo:orphans="0" fo:widows="0" style:text-autospace="none"/>
      <style:text-properties style:font-name="Times New Roman" fo:font-size="12pt" fo:font-weight="normal" officeooo:paragraph-rsid="001433d6" style:font-size-asian="12pt" style:font-weight-asian="normal" style:font-name-complex="Times New Roman" style:font-size-complex="12pt" style:font-style-complex="italic" style:font-weight-complex="normal"/>
    </style:style>
    <style:style style:name="P5" style:family="paragraph" style:parent-style-name="Standard">
      <style:paragraph-properties fo:text-align="justify" style:justify-single-word="false" fo:orphans="0" fo:widows="0" style:text-autospace="none"/>
      <style:text-properties style:font-name="Times New Roman" fo:font-size="12pt" fo:font-weight="normal" officeooo:rsid="001baa6f" officeooo:paragraph-rsid="001433d6" style:font-size-asian="12pt" style:font-weight-asian="normal" style:font-name-complex="Times New Roman" style:font-size-complex="12pt" style:font-style-complex="italic" style:font-weight-complex="normal"/>
    </style:style>
    <style:style style:name="P6" style:family="paragraph" style:parent-style-name="Standard">
      <style:paragraph-properties fo:text-align="justify" style:justify-single-word="false" fo:orphans="0" fo:widows="0" style:text-autospace="none"/>
      <style:text-properties style:font-name="Times New Roman" fo:font-size="12pt" fo:font-weight="normal" officeooo:rsid="001c9409" officeooo:paragraph-rsid="001433d6" style:font-size-asian="12pt" style:font-weight-asian="normal" style:font-name-complex="Times New Roman" style:font-size-complex="12pt" style:font-style-complex="italic" style:font-weight-complex="normal"/>
    </style:style>
    <style:style style:name="P7" style:family="paragraph" style:parent-style-name="Standard">
      <style:paragraph-properties fo:text-align="justify" style:justify-single-word="false" fo:orphans="0" fo:widows="0" style:text-autospace="none"/>
      <style:text-properties style:font-name="Times New Roman" fo:font-size="12pt" fo:font-weight="normal" officeooo:rsid="001f9e7d" officeooo:paragraph-rsid="001433d6" style:font-size-asian="12pt" style:font-weight-asian="normal" style:font-name-complex="Times New Roman" style:font-size-complex="12pt" style:font-style-complex="italic" style:font-weight-complex="normal"/>
    </style:style>
    <style:style style:name="P8" style:family="paragraph" style:parent-style-name="Standard">
      <style:paragraph-properties fo:text-align="justify" style:justify-single-word="false" fo:orphans="0" fo:widows="0" style:text-autospace="none"/>
      <style:text-properties style:font-name="Times New Roman" fo:font-size="12pt" fo:font-weight="normal" officeooo:rsid="002087f9" officeooo:paragraph-rsid="001433d6" style:font-size-asian="12pt" style:font-weight-asian="normal" style:font-name-complex="Times New Roman" style:font-size-complex="12pt" style:font-style-complex="italic" style:font-weight-complex="normal"/>
    </style:style>
    <style:style style:name="P9" style:family="paragraph" style:parent-style-name="Standard">
      <style:paragraph-properties fo:text-align="justify" style:justify-single-word="false" fo:orphans="0" fo:widows="0" style:text-autospace="none"/>
      <style:text-properties style:font-name="Times New Roman" fo:font-size="12pt" fo:font-weight="normal" officeooo:rsid="001f9e7d" officeooo:paragraph-rsid="001433d6" style:font-size-asian="12pt" style:font-weight-asian="normal" style:font-name-complex="Times New Roman" style:font-size-complex="12pt" style:font-weight-complex="normal"/>
    </style:style>
    <style:style style:name="P10" style:family="paragraph" style:parent-style-name="Standard">
      <style:paragraph-properties fo:margin-left="0cm" fo:margin-right="0cm" style:line-height-at-least="0.556cm" fo:text-align="justify" style:justify-single-word="false" fo:orphans="0" fo:widows="0" fo:text-indent="0cm" style:auto-text-indent="false" style:text-autospace="none"/>
      <style:text-properties style:font-name="Times New Roman" fo:font-size="12pt" fo:font-weight="bold" officeooo:rsid="000add07" officeooo:paragraph-rsid="001433d6" style:font-size-asian="12pt" style:font-weight-asian="bold" style:font-size-complex="12pt" style:font-weight-complex="bold"/>
    </style:style>
    <style:style style:name="P11" style:family="paragraph" style:parent-style-name="Standard">
      <style:paragraph-properties fo:margin-left="0cm" fo:margin-right="0cm" style:line-height-at-least="0.556cm" fo:text-align="justify" style:justify-single-word="false" fo:orphans="0" fo:widows="1" fo:text-indent="0cm" style:auto-text-indent="false"/>
      <style:text-properties style:font-name="Times New Roman" fo:font-size="12pt" fo:font-weight="normal" officeooo:rsid="003b8608" officeooo:paragraph-rsid="001433d6" style:font-size-asian="12pt" style:font-weight-asian="normal" style:font-name-complex="Times New Roman1" style:font-size-complex="12pt" style:font-weight-complex="normal"/>
    </style:style>
    <style:style style:name="P12" style:family="paragraph" style:parent-style-name="Standard">
      <style:paragraph-properties fo:margin-top="0cm" fo:margin-bottom="0cm" loext:contextual-spacing="false" fo:text-align="center" style:justify-single-word="false"/>
      <style:text-properties style:font-name="Times New Roman" fo:font-size="12pt" fo:font-weight="bold" officeooo:paragraph-rsid="001433d6" style:font-name-asian="Calibri1" style:font-size-asian="12pt" style:font-weight-asian="bold" style:font-name-complex="Times New Roman1" style:font-size-complex="12pt"/>
    </style:style>
    <style:style style:name="P13" style:family="paragraph" style:parent-style-name="Standard" style:master-page-name="Standard">
      <style:paragraph-properties fo:margin-top="0cm" fo:margin-bottom="0cm" loext:contextual-spacing="false" fo:text-align="center" style:justify-single-word="false" style:page-number="auto"/>
      <style:text-properties style:font-name="Times New Roman" fo:font-size="12pt" fo:font-weight="bold" officeooo:paragraph-rsid="001433d6" style:font-name-asian="Calibri1" style:font-size-asian="12pt" style:font-weight-asian="bold" style:font-name-complex="Times New Roman1" style:font-size-complex="12pt" style:font-weight-complex="bold"/>
    </style:style>
    <style:style style:name="P14" style:family="paragraph" style:parent-style-name="Plain_20_Text">
      <style:paragraph-properties fo:margin-left="0cm" fo:margin-right="0cm" style:line-height-at-least="0.556cm" fo:text-align="center" style:justify-single-word="false" fo:orphans="0" fo:widows="1" fo:text-indent="0cm" style:auto-text-indent="false"/>
      <style:text-properties style:font-name="Times New Roman" fo:font-size="12pt" fo:font-weight="bold" officeooo:rsid="000add07" officeooo:paragraph-rsid="001433d6" style:font-size-asian="12pt" style:font-weight-asian="bold" style:font-size-complex="12pt" style:font-weight-complex="bold"/>
    </style:style>
    <style:style style:name="P15" style:family="paragraph" style:parent-style-name="List_20_Paragraph" style:list-style-name="WWNum1">
      <style:text-properties style:font-name="Times New Roman" fo:font-size="12pt" officeooo:paragraph-rsid="001433d6" style:font-size-asian="12pt" style:font-name-complex="Times New Roman1" style:font-size-complex="12pt"/>
    </style:style>
    <style:style style:name="P16" style:family="paragraph" style:parent-style-name="List_20_Paragraph">
      <style:text-properties style:font-name="Times New Roman" fo:font-size="12pt" officeooo:paragraph-rsid="001433d6" style:font-size-asian="12pt" style:font-name-complex="Times New Roman1" style:font-size-complex="12pt"/>
    </style:style>
    <style:style style:name="P17" style:family="paragraph" style:parent-style-name="No_20_Spacing">
      <style:text-properties officeooo:paragraph-rsid="001433d6"/>
    </style:style>
    <style:style style:name="T1" style:family="text">
      <style:text-properties fo:font-weight="normal" officeooo:rsid="0022797b" style:font-weight-asian="normal" style:font-name-complex="Times New Roman" style:font-style-complex="italic" style:font-weight-complex="normal"/>
    </style:style>
    <style:style style:name="T2" style:family="text">
      <style:text-properties fo:font-weight="normal" officeooo:rsid="002087f9" style:font-weight-asian="normal" style:font-name-complex="Times New Roman" style:font-style-complex="italic" style:font-weight-complex="normal"/>
    </style:style>
    <style:style style:name="T3" style:family="text">
      <style:text-properties officeooo:rsid="006c4a79" style:font-name-complex="Times New Roman1" style:font-weight-complex="normal"/>
    </style:style>
    <style:style style:name="T4" style:family="text">
      <style:text-properties officeooo:rsid="0022e34b" style:font-name-complex="Times New Roman1" style:font-weight-complex="normal"/>
    </style:style>
    <style:style style:name="T5" style:family="text">
      <style:text-properties officeooo:rsid="001433d6" style:font-name-complex="Times New Roman1" style:font-weight-complex="normal"/>
    </style:style>
    <style:style style:name="T6" style:family="text">
      <style:text-properties fo:font-weight="bold" style:font-weight-asian="bold" style:font-weight-complex="bold"/>
    </style:style>
    <style:style style:name="T7" style:family="text">
      <style:text-properties fo:font-weight="bold" officeooo:rsid="007131eb" style:font-weight-asian="bold" style:font-weight-complex="bold"/>
    </style:style>
    <style:style style:name="T8" style:family="text">
      <style:text-properties fo:font-size="12pt" style:font-size-asian="12pt" style:font-size-complex="12pt"/>
    </style:style>
    <style:style style:name="T9" style:family="text">
      <style:text-properties fo:font-size="12pt" officeooo:rsid="0041e3cd" style:font-size-asian="12pt" style:font-size-complex="12pt"/>
    </style:style>
    <style:style style:name="T10" style:family="text">
      <style:text-properties style:font-name="Times New Roman" fo:font-size="12pt" style:font-size-asian="12pt" style:font-name-complex="Times New Roman" style:font-size-complex="12pt"/>
    </style:style>
    <style:style style:name="T11" style:family="text">
      <style:text-properties style:font-name="Times New Roman" fo:font-size="12pt" style:font-size-asian="12pt" style:font-name-complex="Times New Roman" style:font-size-complex="12pt" style:font-style-complex="italic"/>
    </style:style>
    <style:style style:name="T12" style:family="text">
      <style:text-properties style:font-name="Times New Roman" fo:font-size="12pt" officeooo:rsid="001c9409" style:font-size-asian="12pt" style:font-name-complex="Times New Roman" style:font-size-complex="12pt" style:font-style-complex="italic"/>
    </style:style>
    <style:style style:name="T13" style:family="text">
      <style:text-properties style:font-name="Times New Roman" fo:font-size="12pt" fo:font-style="italic" style:font-size-asian="12pt" style:font-style-asian="italic" style:font-name-complex="Times New Roman" style:font-size-complex="12pt" style:font-style-complex="italic"/>
    </style:style>
    <style:style style:name="T14" style:family="text">
      <style:text-properties style:font-style-complex="italic"/>
    </style:style>
    <style:style style:name="T15" style:family="text">
      <style:text-properties officeooo:rsid="001fba4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hri G. S. Institute of Technology and Science, Indore </text:p>
      <text:p text:style-name="P12">Department of Computer Engineering </text:p>
      <text:p text:style-name="P14"><text:span text:style-name="T3">Assignment </text:span><text:span text:style-name="T5">2- #3</text:span></text:p>
      <text:p text:style-name="P11"><text:span text:style-name="T6">Part </text:span><text:span text:style-name="T7">A</text:span></text:p>
      <text:p text:style-name="P17"><text:span text:style-name="T8">D</text:span><text:span text:style-name="T9">eposit</text:span><text:span text:style-name="T8"> </text:span><text:span text:style-name="T9">(</text:span><text:span text:style-name="T8">A</text:span><text:span text:style-name="T9">ctno</text:span><text:span text:style-name="T8">, C</text:span><text:span text:style-name="T9">name</text:span><text:span text:style-name="T8">, B</text:span><text:span text:style-name="T9">name</text:span><text:span text:style-name="T8">, A</text:span><text:span text:style-name="T9">mount</text:span><text:span text:style-name="T8">, A</text:span><text:span text:style-name="T9">date)</text:span></text:p>
      <text:p text:style-name="P17"><text:span text:style-name="T8">B</text:span><text:span text:style-name="T9">ranch(</text:span><text:span text:style-name="T8">B</text:span><text:span text:style-name="T9">name</text:span><text:span text:style-name="T8">, C</text:span><text:span text:style-name="T9">ity)</text:span></text:p>
      <text:p text:style-name="P17"><text:span text:style-name="T8">C</text:span><text:span text:style-name="T9">ustomer(</text:span><text:span text:style-name="T8">C</text:span><text:span text:style-name="T9">name</text:span><text:span text:style-name="T8">, C</text:span><text:span text:style-name="T9">ity)</text:span></text:p>
      <text:p text:style-name="P17"><text:span text:style-name="T8">B</text:span><text:span text:style-name="T9">orrow(</text:span><text:span text:style-name="T8">L</text:span><text:span text:style-name="T9">oan_no</text:span><text:span text:style-name="T8">, </text:span><text:span text:style-name="T9">Cname, </text:span><text:span text:style-name="T8">B</text:span><text:span text:style-name="T9">name</text:span><text:span text:style-name="T8">, A</text:span><text:span text:style-name="T9">mount)</text:span><text:span text:style-name="T8"> </text:span></text:p>
      <text:p text:style-name="P16"/>
      <text:list xml:id="list122070356071426000" text:style-name="WWNum1">
        <text:list-item>
          <text:p text:style-name="P15">List all the depositors along with their branch name and amount living in city Nagpur.</text:p>
        </text:list-item>
        <text:list-item>
          <text:p text:style-name="P15">List the branch cities of Anil and Sunil who are depositors.</text:p>
        </text:list-item>
        <text:list-item>
          <text:p text:style-name="P15">List the customer having deposit greater than 1000 and loan less than 10000</text:p>
        </text:list-item>
        <text:list-item>
          <text:p text:style-name="P15">List city of depositors having branch =abc;</text:p>
        </text:list-item>
        <text:list-item>
          <text:p text:style-name="P15">List total and average loan.</text:p>
        </text:list-item>
        <text:list-item>
          <text:p text:style-name="P15">List minimum and maximum deposit.</text:p>
        </text:list-item>
        <text:list-item>
          <text:p text:style-name="P15">List total number of branch citywise.</text:p>
        </text:list-item>
        <text:list-item>
          <text:p text:style-name="P15">List total loan taken from abc branch.</text:p>
        </text:list-item>
        <text:list-item>
          <text:p text:style-name="P15">List city in which only one branch exist.</text:p>
        </text:list-item>
        <text:list-item>
          <text:p text:style-name="P15">List maximum deposit of customer living in Bombay.</text:p>
        </text:list-item>
        <text:list-item>
          <text:p text:style-name="P15">Count total number of branch cities.</text:p>
        </text:list-item>
        <text:list-item>
          <text:p text:style-name="P15">Give branch name and branchwise deposit.</text:p>
        </text:list-item>
        <text:list-item>
          <text:p text:style-name="P15">Give city name and citywise deposit.</text:p>
        </text:list-item>
        <text:list-item>
          <text:p text:style-name="P15">Count total number of depositors branchwise.</text:p>
        </text:list-item>
        <text:list-item>
          <text:p text:style-name="P15">List the branches having a sum of deposit more than 1000.</text:p>
        </text:list-item>
        <text:list-item>
          <text:p text:style-name="P15">List branch name having no. of customers who are taking loan is greater than two.</text:p>
        </text:list-item>
        <text:list-item>
          <text:p text:style-name="P15">List the names of customers having deposit in the branches where the average deposit is more than 5000.</text:p>
        </text:list-item>
        <text:list-item>
          <text:p text:style-name="P15">Count total number of borrower branchwise.</text:p>
        </text:list-item>
        <text:list-item>
          <text:p text:style-name="P15">List branchname having total number of borrower greater than 4.</text:p>
        </text:list-item>
        <text:list-item>
          <text:p text:style-name="P15">Give 10% interest to all depositors.</text:p>
        </text:list-item>
        <text:list-item>
          <text:p text:style-name="P15">Give 10% interest <text:s/>to all depositors living in Nagpur and branch city is Mumbai.</text:p>
        </text:list-item>
        <text:list-item>
          <text:p text:style-name="P15">List total deposit of customer having accou8nt date later than 1-jan-2004.</text:p>
        </text:list-item>
        <text:list-item>
          <text:p text:style-name="P15">List branch name and sum of amount from each branch in which customer deposit amount greater than 4000 and no of customer is greater than 1.</text:p>
        </text:list-item>
        <text:list-item>
          <text:p text:style-name="P15">List all depositors having deposit in all the branches where sunil is having account.</text:p>
        </text:list-item>
        <text:list-item>
          <text:p text:style-name="P15">Change the deposit of “ABC” branch to 1000 and change the branch as “XYZ”.</text:p>
        </text:list-item>
      </text:list>
      <text:p text:style-name="P11"><text:span text:style-name="T6">Part </text:span><text:span text:style-name="T7">B</text:span></text:p>
      <text:p text:style-name="P1"><text:span text:style-name="T10">Flights(</text:span><text:span text:style-name="T11">flno: </text:span><text:span text:style-name="T10">integer, </text:span><text:span text:style-name="T11">from: </text:span><text:span text:style-name="T10">string, </text:span><text:span text:style-name="T11">to: </text:span><text:span text:style-name="T10">string, </text:span><text:span text:style-name="T11">distance: </text:span><text:span text:style-name="T10">integer, </text:span><text:span text:style-name="T11">departs: </text:span><text:span text:style-name="T10">time, </text:span><text:span text:style-name="T11">arrives: </text:span><text:span text:style-name="T10">time, </text:span><text:span text:style-name="T11">price: </text:span><text:span text:style-name="T10">integer</text:span><text:span text:style-name="T11">)</text:span></text:p>
      <text:p text:style-name="P4">Aircraft(aid: integer, aname: string, cruisingrange: integer)<text:tab/></text:p>
      <text:p text:style-name="P4">Certified(eid: integer, aid: integer) <text:s text:c="3"/></text:p>
      <text:p text:style-name="P4">Employees(eid: integer, ename: string, salary: integer)</text:p>
      <text:p text:style-name="P1"/>
      <text:p text:style-name="P5">1. Find the names of aircraft such that all pilots certified to operate them earn more than $80,000.</text:p>
      <text:p text:style-name="P2"><text:span text:style-name="T11">2. For each pilot who is certified for more than three aircraft, find the </text:span><text:span text:style-name="T13">eid </text:span><text:span text:style-name="T11">and the maximum </text:span><text:span text:style-name="T13">cruisingrange </text:span><text:span text:style-name="T11">of the aircraft for which she or he is certified.</text:span></text:p>
      <text:p text:style-name="P2"><text:span text:style-name="T11">3. Find the names of pilots whose </text:span><text:span text:style-name="T13">salary </text:span><text:span text:style-name="T11">is less than the price of the cheapest route from Los Angeles to Honolulu.</text:span></text:p>
      <text:p text:style-name="P2"><text:span text:style-name="T11">4. For all aircraft with </text:span><text:span text:style-name="T13">cruisingrange </text:span><text:span text:style-name="T11">over 1000 miles, find the name of the aircraft and the average salary of all pilots certified for this aircraft.</text:span></text:p>
      <text:p text:style-name="P2"><text:span text:style-name="T12">5. </text:span><text:span text:style-name="T11">Find the names of pilots certified for some Boeing aircraft</text:span></text:p>
      <text:p text:style-name="P2"><text:soft-page-break/><text:span text:style-name="T12">6. </text:span><text:span text:style-name="T11">Find the </text:span><text:span text:style-name="T13">aids </text:span><text:span text:style-name="T11">of all aircraft that can be used on routes from Los Angeles to Chicago.</text:span></text:p>
      <text:p text:style-name="P6">7. Identify the routes that can be piloted by every pilot who makes more than $100,000.</text:p>
      <text:p text:style-name="P3"><text:span text:style-name="T11">8. <text:s/>Print the </text:span><text:span text:style-name="T13">enames </text:span><text:span text:style-name="T11">of pilots who can operate planes with </text:span><text:span text:style-name="T13">cruisingrange </text:span><text:span text:style-name="T11">greater than 3000 miles but are not certified on any Boeing aircraft.</text:span></text:p>
      <text:p text:style-name="P7">9. <text:s/>A customer wants to travel from Madison to New York with no more than two changes of flight. List the choice of departure times from Madison if the customer wants to arrive in New York by 6 p.m.</text:p>
      <text:p text:style-name="P9"><text:span text:style-name="T15">10. </text:span><text:span text:style-name="T14">Compute the difference between the average salary of a pilot and the average salary of all employees (including pilots).</text:span></text:p>
      <text:p text:style-name="P8">11. Print the name and salary of every nonpilot whose salary is more than the average salary for pilots.</text:p>
      <text:p text:style-name="P10"><text:span text:style-name="T1">12. </text:span><text:span text:style-name="T2">Print the names of employees who are certified only on aircrafts with cruising range longer than 1000 m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4:13:25.461000000</meta:creation-date>
    <dc:date>2016-08-22T14:13:59.209000000</dc:date>
    <meta:editing-duration>PT33S</meta:editing-duration>
    <meta:editing-cycles>1</meta:editing-cycles>
    <meta:document-statistic meta:table-count="0" meta:image-count="0" meta:object-count="0" meta:page-count="2" meta:paragraph-count="50" meta:word-count="604" meta:character-count="3499" meta:non-whitespace-character-count="2959"/>
    <meta:generator>LibreOffice/4.3.1.2$Windows_x86 LibreOffice_project/958349dc3b25111dbca392fbc281a05559ef6848</meta:generator>
  </office:meta>
</office:document-meta>
</file>